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officeooo:rsid="0040d1c3" officeooo:paragraph-rsid="0040d1c3"/>
    </style:style>
    <style:style style:name="P8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3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4" style:family="paragraph" style:parent-style-name="Standard">
      <style:text-properties style:use-window-font-color="true" loext:opacity="0%" style:font-name="Liberation Serif" officeooo:rsid="008be812" officeooo:paragraph-rsid="008be812" fo:background-color="transparent"/>
    </style:style>
    <style:style style:name="P85" style:family="paragraph" style:parent-style-name="Standard">
      <style:text-properties style:use-window-font-color="true" loext:opacity="0%" style:font-name="Liberation Serif" officeooo:rsid="008e34b8" officeooo:paragraph-rsid="008e34b8" fo:background-color="transparent"/>
    </style:style>
    <style:style style:name="P86" style:family="paragraph" style:parent-style-name="Standard">
      <style:text-properties style:use-window-font-color="true" loext:opacity="0%" style:font-name="Liberation Serif" officeooo:rsid="008f22be" officeooo:paragraph-rsid="008f22be" fo:background-color="transparent"/>
    </style:style>
    <style:style style:name="P87" style:family="paragraph" style:parent-style-name="Standard">
      <style:text-properties style:use-window-font-color="true" loext:opacity="0%" style:font-name="Liberation Serif" officeooo:rsid="00928a5a" officeooo:paragraph-rsid="00928a5a" fo:background-color="transparent"/>
    </style:style>
    <style:style style:name="P88" style:family="paragraph" style:parent-style-name="Standard">
      <style:text-properties style:use-window-font-color="true" loext:opacity="0%" style:font-name="Liberation Serif" officeooo:rsid="009320ec" officeooo:paragraph-rsid="009320ec" fo:background-color="transparent"/>
    </style:style>
    <style:style style:name="P89" style:family="paragraph" style:parent-style-name="Standard">
      <style:text-properties style:use-window-font-color="true" loext:opacity="0%" style:font-name="Liberation Serif" officeooo:rsid="0094f14f" officeooo:paragraph-rsid="0094f14f" fo:background-color="transparent"/>
    </style:style>
    <style:style style:name="P90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91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style:style style:name="T19" style:family="text">
      <style:text-properties officeooo:rsid="008e34b8"/>
    </style:style>
    <style:style style:name="T20" style:family="text">
      <style:text-properties officeooo:rsid="008eb15e"/>
    </style:style>
    <style:style style:name="T21" style:family="text">
      <style:text-properties officeooo:rsid="009115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0">ngAfterContentInit</text:p>
      <text:p text:style-name="P80">ngAfterContentChecked</text:p>
      <text:p text:style-name="P80">ngAfterViewInit</text:p>
      <text:p text:style-name="P80">ngAfterViewChecked</text:p>
      <text:p text:style-name="P80">ngOnDestroy</text:p>
      <text:p text:style-name="P80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1">The change-detection strategy to use for this component.</text:p>
      <text:p text:style-name="P82">When a component is instantiated, Angular creates a change detector, which is responsible for propagating the component's bindings. The strategy is one of:</text:p>
      <text:list text:style-name="L1">
        <text:list-item>
          <text:p text:style-name="P90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91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3">patchValue &amp; setValue</text:p>
      <text:p text:style-name="P83"/>
      <text:p text:style-name="P84">setValue requires all values must be provided.</text:p>
      <text:p text:style-name="P84">PatchValue is flexible.</text:p>
      <text:p text:style-name="P84"/>
      <text:p text:style-name="P86">Form events <text:span text:style-name="T19">ValueChanges &amp; updateOn</text:span></text:p>
      <text:p text:style-name="P85"/>
      <text:p text:style-name="P85">valueChanges gets triggered for each key stroke <text:span text:style-name="T21">because default updateOn value is ‘change’</text:span>.</text:p>
      <text:p text:style-name="P85">UpdateOn gets triggered for specific event of form. Ex – blur, <text:span text:style-name="T20">submit, change</text:span></text:p>
      <text:p text:style-name="P85"/>
      <text:p text:style-name="P85"/>
      <text:p text:style-name="P87">RXJS Map operators</text:p>
      <text:p text:style-name="P87"/>
      <text:p text:style-name="P87">mergeMap- will not care about sequence and post data as sson as it is available</text:p>
      <text:p text:style-name="P88">switchMap- will cancel previous requests if new data comes</text:p>
      <text:p text:style-name="P89">exhaustMap- will wait till previous request is completed before making new request</text:p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2:46:06.748125810</dc:date>
    <meta:editing-duration>P1DT4H20M47S</meta:editing-duration>
    <meta:editing-cycles>90</meta:editing-cycles>
    <meta:generator>LibreOffice/7.4.7.2$Linux_X86_64 LibreOffice_project/40$Build-2</meta:generator>
    <meta:document-statistic meta:table-count="0" meta:image-count="0" meta:object-count="0" meta:page-count="9" meta:paragraph-count="243" meta:word-count="1292" meta:character-count="8408" meta:non-whitespace-character-count="7337"/>
  </office:meta>
</office:document-meta>
</file>